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1f540f" officeooo:paragraph-rsid="0018bc9e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.SQL</text:p>
      <text:p text:style-name="P1">12.C#</text:p>
      <text:p text:style-name="P1">13.KOTLIN</text:p>
      <text:p text:style-name="P1">14.HTML 5</text:p>
      <text:p text:style-name="P1">15.SCRATCH</text:p>
      <text:p text:style-name="P1">16.OBJECT PASCAL</text:p>
      <text:p text:style-name="P1">17.J QUERY</text:p>
      <text:p text:style-name="P1">18.LUA</text:p>
      <text:p text:style-name="P1">19.PERL</text:p>
      <text:p text:style-name="P1">20.QM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9:23:11.859925082</meta:creation-date>
    <dc:date>2021-02-16T09:25:06.132001314</dc:date>
    <meta:editing-duration>PT1M54S</meta:editing-duration>
    <meta:editing-cycles>1</meta:editing-cycles>
    <meta:document-statistic meta:table-count="0" meta:image-count="0" meta:object-count="0" meta:page-count="1" meta:paragraph-count="10" meta:word-count="13" meta:character-count="84" meta:non-whitespace-character-count="81"/>
    <meta:generator>LibreOffice/6.4.6.2$Linux_X86_64 LibreOffice_project/40$Build-2</meta:generator>
  </office:meta>
</office:document-meta>
</file>